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c6f0a" officeooo:paragraph-rsid="001c6f0a"/>
    </style:style>
    <style:style style:name="P2" style:family="paragraph" style:parent-style-name="Heading_20_1">
      <style:text-properties officeooo:rsid="006f8beb" officeooo:paragraph-rsid="006f8beb"/>
    </style:style>
    <style:style style:name="P3" style:family="paragraph" style:parent-style-name="Heading_20_1">
      <style:text-properties officeooo:rsid="006f8beb" officeooo:paragraph-rsid="00d77e27"/>
    </style:style>
    <style:style style:name="P4" style:family="paragraph" style:parent-style-name="Heading_20_1">
      <style:text-properties officeooo:rsid="006f8beb" officeooo:paragraph-rsid="00eb94a2"/>
    </style:style>
    <style:style style:name="P5" style:family="paragraph" style:parent-style-name="Heading_20_1">
      <style:text-properties officeooo:rsid="006fc76e" officeooo:paragraph-rsid="006fc76e"/>
    </style:style>
    <style:style style:name="P6" style:family="paragraph" style:parent-style-name="Heading_20_1">
      <style:text-properties officeooo:paragraph-rsid="00d77e27"/>
    </style:style>
    <style:style style:name="P7" style:family="paragraph" style:parent-style-name="Heading_20_1">
      <style:text-properties officeooo:paragraph-rsid="00eb94a2"/>
    </style:style>
    <style:style style:name="P8" style:family="paragraph" style:parent-style-name="Heading_20_2">
      <style:text-properties officeooo:rsid="001d4462" officeooo:paragraph-rsid="001d4462"/>
    </style:style>
    <style:style style:name="P9" style:family="paragraph" style:parent-style-name="Heading_20_2">
      <style:text-properties officeooo:rsid="006ffb24" officeooo:paragraph-rsid="006ffb24"/>
    </style:style>
    <style:style style:name="P10" style:family="paragraph" style:parent-style-name="Heading_20_2">
      <style:text-properties officeooo:rsid="0073e257" officeooo:paragraph-rsid="0073e257"/>
    </style:style>
    <style:style style:name="P11" style:family="paragraph" style:parent-style-name="Heading_20_2">
      <style:text-properties officeooo:rsid="0075f9a7" officeooo:paragraph-rsid="0075f9a7"/>
    </style:style>
    <style:style style:name="P12" style:family="paragraph" style:parent-style-name="Heading_20_2">
      <style:text-properties officeooo:rsid="007680e7" officeooo:paragraph-rsid="007680e7"/>
    </style:style>
    <style:style style:name="P13" style:family="paragraph" style:parent-style-name="Heading_20_2">
      <style:text-properties officeooo:rsid="007723ef" officeooo:paragraph-rsid="007723ef"/>
    </style:style>
    <style:style style:name="P14" style:family="paragraph" style:parent-style-name="Subtitle">
      <style:text-properties officeooo:rsid="001a7afb" officeooo:paragraph-rsid="001a7afb"/>
    </style:style>
    <style:style style:name="P15" style:family="paragraph" style:parent-style-name="Text_20_body">
      <style:text-properties officeooo:rsid="001a7afb" officeooo:paragraph-rsid="001a7afb"/>
    </style:style>
    <style:style style:name="P16" style:family="paragraph" style:parent-style-name="Text_20_body">
      <style:text-properties officeooo:paragraph-rsid="001d4462"/>
    </style:style>
    <style:style style:name="P17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officeooo:paragraph-rsid="0025ec1b"/>
    </style:style>
    <style:style style:name="P19" style:family="paragraph" style:parent-style-name="Text_20_body">
      <style:text-properties officeooo:paragraph-rsid="004d3373"/>
    </style:style>
    <style:style style:name="P20" style:family="paragraph" style:parent-style-name="Text_20_body">
      <style:text-properties officeooo:paragraph-rsid="007c5bc7"/>
    </style:style>
    <style:style style:name="P21" style:family="paragraph" style:parent-style-name="Text_20_body">
      <style:text-properties officeooo:paragraph-rsid="00958d60"/>
    </style:style>
    <style:style style:name="P22" style:family="paragraph" style:parent-style-name="Text_20_body">
      <style:text-properties officeooo:paragraph-rsid="007d06ca"/>
    </style:style>
    <style:style style:name="P23" style:family="paragraph" style:parent-style-name="Text_20_body">
      <style:text-properties officeooo:paragraph-rsid="00858c2f"/>
    </style:style>
    <style:style style:name="P24" style:family="paragraph" style:parent-style-name="Text_20_body">
      <style:text-properties officeooo:paragraph-rsid="00c3ca06"/>
    </style:style>
    <style:style style:name="P25" style:family="paragraph" style:parent-style-name="Title">
      <style:text-properties officeooo:rsid="001a7afb" officeooo:paragraph-rsid="001a7afb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normal" officeooo:rsid="005a1dbd" style:font-style-asian="normal" style:font-style-complex="normal"/>
    </style:style>
    <style:style style:name="T52" style:family="text">
      <style:text-properties fo:font-style="normal" officeooo:rsid="006e5c1a" style:font-style-asian="normal" style:font-style-complex="normal"/>
    </style:style>
    <style:style style:name="T53" style:family="text">
      <style:text-properties fo:font-style="normal" officeooo:rsid="006ef84c" style:font-style-asian="normal" style:font-style-complex="normal"/>
    </style:style>
    <style:style style:name="T54" style:family="text">
      <style:text-properties officeooo:rsid="00672bad"/>
    </style:style>
    <style:style style:name="T55" style:family="text">
      <style:text-properties officeooo:rsid="00685eb4"/>
    </style:style>
    <style:style style:name="T56" style:family="text">
      <style:text-properties officeooo:rsid="00697ec9"/>
    </style:style>
    <style:style style:name="T57" style:family="text">
      <style:text-properties officeooo:rsid="006b7c8b"/>
    </style:style>
    <style:style style:name="T58" style:family="text">
      <style:text-properties officeooo:rsid="006d4ca0"/>
    </style:style>
    <style:style style:name="T59" style:family="text">
      <style:text-properties officeooo:rsid="006de8dc"/>
    </style:style>
    <style:style style:name="T60" style:family="text">
      <style:text-properties officeooo:rsid="006f8beb"/>
    </style:style>
    <style:style style:name="T61" style:family="text">
      <style:text-properties officeooo:rsid="0073ec06"/>
    </style:style>
    <style:style style:name="T62" style:family="text">
      <style:text-properties officeooo:rsid="00790600"/>
    </style:style>
    <style:style style:name="T63" style:family="text">
      <style:text-properties officeooo:rsid="007a0224"/>
    </style:style>
    <style:style style:name="T64" style:family="text">
      <style:text-properties officeooo:rsid="007d06ca"/>
    </style:style>
    <style:style style:name="T65" style:family="text">
      <style:text-properties officeooo:rsid="007da8ed"/>
    </style:style>
    <style:style style:name="T66" style:family="text">
      <style:text-properties officeooo:rsid="007f066c"/>
    </style:style>
    <style:style style:name="T67" style:family="text">
      <style:text-properties officeooo:rsid="008020af"/>
    </style:style>
    <style:style style:name="T68" style:family="text">
      <style:text-properties officeooo:rsid="008149db"/>
    </style:style>
    <style:style style:name="T69" style:family="text">
      <style:text-properties officeooo:rsid="0083703d"/>
    </style:style>
    <style:style style:name="T70" style:family="text">
      <style:text-properties officeooo:rsid="00838bf3"/>
    </style:style>
    <style:style style:name="T71" style:family="text">
      <style:text-properties officeooo:rsid="0084df8e"/>
    </style:style>
    <style:style style:name="T72" style:family="text">
      <style:text-properties officeooo:rsid="00851ed2"/>
    </style:style>
    <style:style style:name="T73" style:family="text">
      <style:text-properties officeooo:rsid="00858c2f"/>
    </style:style>
    <style:style style:name="T74" style:family="text">
      <style:text-properties officeooo:rsid="00873d0c"/>
    </style:style>
    <style:style style:name="T75" style:family="text">
      <style:text-properties officeooo:rsid="00874da8"/>
    </style:style>
    <style:style style:name="T76" style:family="text">
      <style:text-properties officeooo:rsid="008822ca"/>
    </style:style>
    <style:style style:name="T77" style:family="text">
      <style:text-properties style:text-underline-style="solid" style:text-underline-width="auto" style:text-underline-color="font-color" officeooo:rsid="00874da8"/>
    </style:style>
    <style:style style:name="T78" style:family="text">
      <style:text-properties style:text-underline-style="solid" style:text-underline-width="auto" style:text-underline-color="font-color" officeooo:rsid="00bd7fd1"/>
    </style:style>
    <style:style style:name="T79" style:family="text">
      <style:text-properties officeooo:rsid="008b8565"/>
    </style:style>
    <style:style style:name="T80" style:family="text">
      <style:text-properties officeooo:rsid="008c0dd5"/>
    </style:style>
    <style:style style:name="T81" style:family="text">
      <style:text-properties officeooo:rsid="008da6cd"/>
    </style:style>
    <style:style style:name="T82" style:family="text">
      <style:text-properties officeooo:rsid="008ddfd2"/>
    </style:style>
    <style:style style:name="T83" style:family="text">
      <style:text-properties officeooo:rsid="008e6ec3"/>
    </style:style>
    <style:style style:name="T84" style:family="text">
      <style:text-properties officeooo:rsid="008f2866"/>
    </style:style>
    <style:style style:name="T85" style:family="text">
      <style:text-properties officeooo:rsid="0090d514"/>
    </style:style>
    <style:style style:name="T86" style:family="text">
      <style:text-properties officeooo:rsid="00915ef8"/>
    </style:style>
    <style:style style:name="T87" style:family="text">
      <style:text-properties officeooo:rsid="00958d60"/>
    </style:style>
    <style:style style:name="T88" style:family="text">
      <style:text-properties officeooo:rsid="0096f9cd"/>
    </style:style>
    <style:style style:name="T89" style:family="text">
      <style:text-properties officeooo:rsid="0098b660"/>
    </style:style>
    <style:style style:name="T90" style:family="text">
      <style:text-properties officeooo:rsid="0099005f"/>
    </style:style>
    <style:style style:name="T91" style:family="text">
      <style:text-properties officeooo:rsid="009949f4"/>
    </style:style>
    <style:style style:name="T92" style:family="text">
      <style:text-properties officeooo:rsid="0099a331"/>
    </style:style>
    <style:style style:name="T93" style:family="text">
      <style:text-properties officeooo:rsid="009b96ad"/>
    </style:style>
    <style:style style:name="T94" style:family="text">
      <style:text-properties officeooo:rsid="009c0a83"/>
    </style:style>
    <style:style style:name="T95" style:family="text">
      <style:text-properties officeooo:rsid="00a091a2"/>
    </style:style>
    <style:style style:name="T96" style:family="text">
      <style:text-properties officeooo:rsid="00a1cf31"/>
    </style:style>
    <style:style style:name="T97" style:family="text">
      <style:text-properties officeooo:rsid="00a491c9"/>
    </style:style>
    <style:style style:name="T98" style:family="text">
      <style:text-properties officeooo:rsid="00a63793"/>
    </style:style>
    <style:style style:name="T99" style:family="text">
      <style:text-properties officeooo:rsid="00a77269"/>
    </style:style>
    <style:style style:name="T100" style:family="text">
      <style:text-properties officeooo:rsid="00a8e4bb"/>
    </style:style>
    <style:style style:name="T101" style:family="text">
      <style:text-properties officeooo:rsid="00ab12dd"/>
    </style:style>
    <style:style style:name="T102" style:family="text">
      <style:text-properties officeooo:rsid="00ab398e"/>
    </style:style>
    <style:style style:name="T103" style:family="text">
      <style:text-properties officeooo:rsid="00ae8e94"/>
    </style:style>
    <style:style style:name="T104" style:family="text">
      <style:text-properties officeooo:rsid="00aff699"/>
    </style:style>
    <style:style style:name="T105" style:family="text">
      <style:text-properties officeooo:rsid="00b26f0c"/>
    </style:style>
    <style:style style:name="T106" style:family="text">
      <style:text-properties officeooo:rsid="00b4bd5f"/>
    </style:style>
    <style:style style:name="T107" style:family="text">
      <style:text-properties officeooo:rsid="00b6657a"/>
    </style:style>
    <style:style style:name="T108" style:family="text">
      <style:text-properties officeooo:rsid="00b6c866"/>
    </style:style>
    <style:style style:name="T109" style:family="text">
      <style:text-properties officeooo:rsid="00b72d11"/>
    </style:style>
    <style:style style:name="T110" style:family="text">
      <style:text-properties officeooo:rsid="00b78249"/>
    </style:style>
    <style:style style:name="T111" style:family="text">
      <style:text-properties officeooo:rsid="00b8bf41"/>
    </style:style>
    <style:style style:name="T112" style:family="text">
      <style:text-properties officeooo:rsid="00baa9fe"/>
    </style:style>
    <style:style style:name="T113" style:family="text">
      <style:text-properties officeooo:rsid="00bba79e"/>
    </style:style>
    <style:style style:name="T114" style:family="text">
      <style:text-properties officeooo:rsid="00bc541c"/>
    </style:style>
    <style:style style:name="T115" style:family="text">
      <style:text-properties officeooo:rsid="00bd7fd1"/>
    </style:style>
    <style:style style:name="T116" style:family="text">
      <style:text-properties officeooo:rsid="00bdfc0d"/>
    </style:style>
    <style:style style:name="T117" style:family="text">
      <style:text-properties officeooo:rsid="00bed4f7"/>
    </style:style>
    <style:style style:name="T118" style:family="text">
      <style:text-properties officeooo:rsid="00c03312"/>
    </style:style>
    <style:style style:name="T119" style:family="text">
      <style:text-properties officeooo:rsid="00c1453f"/>
    </style:style>
    <style:style style:name="T120" style:family="text">
      <style:text-properties officeooo:rsid="00c19cfd"/>
    </style:style>
    <style:style style:name="T121" style:family="text">
      <style:text-properties officeooo:rsid="00c36eba"/>
    </style:style>
    <style:style style:name="T122" style:family="text">
      <style:text-properties officeooo:rsid="00c3ca06"/>
    </style:style>
    <style:style style:name="T123" style:family="text">
      <style:text-properties officeooo:rsid="00c5472d"/>
    </style:style>
    <style:style style:name="T124" style:family="text">
      <style:text-properties officeooo:rsid="00c55f53"/>
    </style:style>
    <style:style style:name="T125" style:family="text">
      <style:text-properties officeooo:rsid="00c7516c"/>
    </style:style>
    <style:style style:name="T126" style:family="text">
      <style:text-properties officeooo:rsid="00c8c7ac"/>
    </style:style>
    <style:style style:name="T127" style:family="text">
      <style:text-properties officeooo:rsid="00ca1eb6"/>
    </style:style>
    <style:style style:name="T128" style:family="text">
      <style:text-properties officeooo:rsid="00cd3945"/>
    </style:style>
    <style:style style:name="T129" style:family="text">
      <style:text-properties officeooo:rsid="00ceb05a"/>
    </style:style>
    <style:style style:name="T130" style:family="text">
      <style:text-properties officeooo:rsid="00d00075"/>
    </style:style>
    <style:style style:name="T131" style:family="text">
      <style:text-properties officeooo:rsid="00d17c99"/>
    </style:style>
    <style:style style:name="T132" style:family="text">
      <style:text-properties officeooo:rsid="00d273b6"/>
    </style:style>
    <style:style style:name="T133" style:family="text">
      <style:text-properties officeooo:rsid="00d56847"/>
    </style:style>
    <style:style style:name="T134" style:family="text">
      <style:text-properties officeooo:rsid="00d5cf7f"/>
    </style:style>
    <style:style style:name="T135" style:family="text">
      <style:text-properties officeooo:rsid="00d5ffd6"/>
    </style:style>
    <style:style style:name="T136" style:family="text">
      <style:text-properties officeooo:rsid="00d77e27"/>
    </style:style>
    <style:style style:name="T137" style:family="text">
      <style:text-properties officeooo:rsid="00d7cbad"/>
    </style:style>
    <style:style style:name="T138" style:family="text">
      <style:text-properties officeooo:rsid="00d99b2d"/>
    </style:style>
    <style:style style:name="T139" style:family="text">
      <style:text-properties officeooo:rsid="00daff58"/>
    </style:style>
    <style:style style:name="T140" style:family="text">
      <style:text-properties officeooo:rsid="00dcc494"/>
    </style:style>
    <style:style style:name="T141" style:family="text">
      <style:text-properties officeooo:rsid="00de3bef"/>
    </style:style>
    <style:style style:name="T142" style:family="text">
      <style:text-properties officeooo:rsid="00dfa007"/>
    </style:style>
    <style:style style:name="T143" style:family="text">
      <style:text-properties officeooo:rsid="00e2ce38"/>
    </style:style>
    <style:style style:name="T144" style:family="text">
      <style:text-properties officeooo:rsid="00e314e2"/>
    </style:style>
    <style:style style:name="T145" style:family="text">
      <style:text-properties officeooo:rsid="00e4e37a"/>
    </style:style>
    <style:style style:name="T146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47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48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49" style:family="text">
      <style:text-properties officeooo:rsid="00e6872e"/>
    </style:style>
    <style:style style:name="T150" style:family="text">
      <style:text-properties officeooo:rsid="00e69235"/>
    </style:style>
    <style:style style:name="T151" style:family="text">
      <style:text-properties officeooo:rsid="00e82be9"/>
    </style:style>
    <style:style style:name="T152" style:family="text">
      <style:text-properties officeooo:rsid="00ec6e49"/>
    </style:style>
    <style:style style:name="T153" style:family="text">
      <style:text-properties officeooo:rsid="00edc647"/>
    </style:style>
    <style:style style:name="T154" style:family="text">
      <style:text-properties officeooo:rsid="00ef3436"/>
    </style:style>
    <style:style style:name="T155" style:family="text">
      <style:text-properties officeooo:rsid="00ef3e9a"/>
    </style:style>
    <style:style style:name="T156" style:family="text">
      <style:text-properties officeooo:rsid="00f0093f"/>
    </style:style>
    <style:style style:name="T157" style:family="text">
      <style:text-properties officeooo:rsid="00f016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BlitzBasicScript</text:p>
      <text:p text:style-name="P14">Konzeption und Inhalte der Webanwendung</text:p>
      <text:p text:style-name="P15"/>
      <text:h text:style-name="P1" text:outline-level="1">Home – Infos und Appetizer</text:h>
      <text:h text:style-name="P8" text:outline-level="2">BlitzBasicScript – Spiele programmieren leicht gemacht</text:h>
      <text:p text:style-name="P16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17"><text:span text:style-name="T6">Spiele programmieren ist </text:span><text:span text:style-name="T7">leicht!</text:span></text:p>
      <text:p text:style-name="P18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56">Game-E</text:span><text:span text:style-name="T19">ntwicklung. </text:span><text:span text:style-name="T21">Bist du neugierig und willst all die coolen Möglichkeiten </text:span><text:span text:style-name="T96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57">d</text:span><text:span text:style-name="T44">schirm zu zaubern, </text:span><text:span text:style-name="T54">Soundeffekte abzuspielen und </text:span><text:span text:style-name="T55">3D-Modelle zu animieren.</text:span></text:p>
      <text:p text:style-name="P19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58">Dinge</text:span><text:span text:style-name="T34">, wie es dir gefällt. </text:span><text:span text:style-name="T36">Auf diese Weise erkennst du schnell </text:span><text:span text:style-name="T59">&amp; </text:span><text:span text:style-name="T36">intuitiv, wie so ein Computerspiel unter der Haube funktioniert – </text:span><text:span text:style-name="T35">Learning by Doing.</text:span></text:p>
      <text:p text:style-name="P19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51">. </text:span><text:span text:style-name="T52">Er hilft dir dabei, Befehle und Schlüsselwörter besser zu verstehen </text:span><text:span text:style-name="T53">und die zugrunde liegenden Mechanismen zu begreifen.</text:span></text:p>
      <text:p text:style-name="P19"><text:span text:style-name="T53"/></text:p>
      <text:h text:style-name="P5" text:outline-level="1">Fünf Gründe, warum du mit BlitzBasicScript erfolgreich Spiele programmieren wirst</text:h>
      <text:h text:style-name="P9" text:outline-level="2">Einfache <text:span text:style-name="T61">Programmiers</text:span>prache</text:h>
      <text:p text:style-name="P20"><text:span text:style-name="T62">BlitzBasicScript ist eine Weiterentwicklung der legendären </text:span><text:span text:style-name="T63">Spiele-</text:span><text:span text:style-name="T62">Programmiersprache BlitzBasic, welche vom neuseeländischen Informatiker Mark Sibly erfunden wurde. </text:span><text:span text:style-name="T66">Die Syntax – also die Art, wie Befehle und Codestrukturen </text:span><text:span text:style-name="T68">aussehen</text:span><text:span text:style-name="T66"> – ist sehr einfach zu lesen und </text:span><text:span text:style-name="T67">zu verstehen. </text:span><text:span text:style-name="T68">Man muss keine abstrakten Konzepte erlernen, sondern </text:span><text:span text:style-name="T69">schreibt direkt Zeile für Zeile in sein Programm, was </text:span><text:span text:style-name="T70">genau</text:span><text:span text:style-name="T69"> passieren soll. </text:span><text:span text:style-name="T71">Zeichne ein Bild auf den Monitor, spiele eine Hintergrundmusik ab, lass die </text:span><text:span text:style-name="T72">Figur</text:span><text:span text:style-name="T71"> beim Klick auf die Leertaste hochspringen!</text:span></text:p>
      <text:h text:style-name="P10" text:outline-level="2"><text:soft-page-break/>Integrierte Entwicklungsumgebung</text:h>
      <text:p text:style-name="P23"><text:span text:style-name="T73">Du musst keine Programme installieren oder Lizenzen kaufen, </text:span><text:span text:style-name="T74">um deine Spiele zu erstellen. Alles was du benötigst, sind ein </text:span><text:span text:style-name="T121">Browser</text:span><text:span text:style-name="T74"> und eine Internetverbindung. </text:span><text:span text:style-name="T75">Nutze die integrierte Entwicklungsumgebung („IDE“), um deinen Quellcode zu </text:span><text:span text:style-name="T79">schreiben und zu</text:span><text:span text:style-name="T75"> verwalten. Wenn du einen </text:span><text:span text:style-name="T76">kostenlosen</text:span><text:span text:style-name="T75"> Account bei </text:span><text:span text:style-name="T77">blitzbasicscript.com</text:span><text:span text:style-name="T75"> besitzt, </text:span><text:span text:style-name="T80">kannst du von jedem beliebigen Gerät auf deine Projekte zugreifen und sie mit der Community teilen.</text:span></text:p>
      <text:h text:style-name="P11" text:outline-level="2">Viele Beispiele, Tutorials <text:span text:style-name="T94">und Dokumentation</text:span><text:span text:style-name="T103">en</text:span></text:h>
      <text:p text:style-name="P21"><text:span text:style-name="T87">Warum bei Null </text:span><text:span text:style-name="T89">beginnen</text:span><text:span text:style-name="T88"> und </text:span><text:span text:style-name="T90">keinen Spaß haben</text:span><text:span text:style-name="T87">? </text:span><text:span text:style-name="T81">Keine </text:span><text:span text:style-name="T82">farblosen Textausgaben </text:span><text:span text:style-name="T91">oder</text:span><text:span text:style-name="T83"> mathematischen Abhandlungen – fange sofort an, kleine </text:span><text:span text:style-name="T86">vorgefertigte</text:span><text:span text:style-name="T83"> Spiele </text:span><text:span text:style-name="T85">auszuprobieren</text:span><text:span text:style-name="T83"> und ihren Code </text:span><text:span text:style-name="T84">zu erforschen. </text:span><text:span text:style-name="T92">So lernst du im Handumdrehen, </text:span><text:span text:style-name="T93">was du tun musst, um deine kreativen Ideen zum Leben zu erwecken, ohne das Rad neu zu erfinden. </text:span><text:span text:style-name="T95">Eine kleine Sammlung übersichtlicher Tutorials </text:span><text:span text:style-name="T97">hilft dir, die Grundprinzipien </text:span><text:span text:style-name="T98">der Spieleprogrammierung </text:span><text:span text:style-name="T99">zu begreifen und direkt </text:span><text:span text:style-name="T100">anzuwenden</text:span><text:span text:style-name="T99">. </text:span><text:span text:style-name="T101">Und wenn du es ganz genau wissen willst, schau dir die umfangreiche Dokumentation der Befehle und Schlüsselwörter </text:span><text:span text:style-name="T102">an!</text:span></text:p>
      <text:h text:style-name="P13" text:outline-level="2">Langjähriger Erfolg von BlitzBasic</text:h>
      <text:p text:style-name="P22"><text:span text:style-name="T64">Anfang des neuen Jahrtausends erschienen mit BlitzBasic, Blitz3D und BlitzPlus gleich drei Programmiersprachen, welche im Kern viel gemeinsam </text:span><text:span text:style-name="T104">haben</text:span><text:span text:style-name="T64">. </text:span><text:span text:style-name="T65">Mit nur wenigen Befehlen </text:span><text:span text:style-name="T113">ließen</text:span><text:span text:style-name="T65"> sich </text:span><text:span text:style-name="T105">damit</text:span><text:span text:style-name="T65"> kreative 2D- und 3D-Spiele entwickeln. </text:span><text:span text:style-name="T106">Die sogenannten Blitz-Sprachen waren international sehr erfolgreich und es entstanden hunderte Spiele, </text:span><text:span text:style-name="T108">deren Quellcode</text:span><text:span text:style-name="T107"> </text:span><text:span text:style-name="T109">oft</text:span><text:span text:style-name="T107"> noch heute </text:span><text:span text:style-name="T110">existiert. </text:span><text:span text:style-name="T117">Alle</text:span><text:span text:style-name="T115"> </text:span><text:span text:style-name="T116">Vorteile</text:span><text:span text:style-name="T115"> dieser </text:span><text:span text:style-name="T118">S</text:span><text:span text:style-name="T115">prachen wurden in BlitzBasicScript </text:span><text:span text:style-name="T119">gebündelt und mithilfe neuester Grafiktechnologien aufgebessert.</text:span><text:span text:style-name="T110"> </text:span><text:span text:style-name="T111">Du kannst </text:span><text:span text:style-name="T114">übrigens </text:span><text:span text:style-name="T111">einfach die alten Klassiker </text:span><text:span text:style-name="T115">auf </text:span><text:span text:style-name="T78">blitzbasicscript.com</text:span><text:span text:style-name="T111"> importieren, ein bisschen anpassen und </text:span><text:span text:style-name="T120">im Browser</text:span><text:span text:style-name="T112"> spielen!</text:span></text:p>
      <text:h text:style-name="P12" text:outline-level="2">Open Source</text:h>
      <text:p text:style-name="P24"><text:span text:style-name="T122">BlitzBasicScript </text:span><text:span text:style-name="T123">ist komplett </text:span><text:span text:style-name="T126">Open Source</text:span><text:span text:style-name="T123"> und der Quellcode d</text:span><text:span text:style-name="T125">iese</text:span><text:span text:style-name="T123">s Projektes </text:span><text:span text:style-name="T124">kann</text:span><text:span text:style-name="T123"> auf GitHub </text:span><text:span text:style-name="T124">betrachtet </text:span><text:span text:style-name="T131">bzw.</text:span><text:span text:style-name="T124"> weiter verwendet werden</text:span><text:span text:style-name="T123">. </text:span><text:span text:style-name="T126">Du musst dich lediglich kosten</text:span><text:span text:style-name="T127">los registrieren und die Nutzungsbedingungen akzeptieren, um deine Projekte in der Cloud speichern zu können. </text:span><text:span text:style-name="T128">Unsere Philosophie ist </text:span><text:span text:style-name="T129">maximale</text:span><text:span text:style-name="T128"> Freiheit für </text:span><text:span text:style-name="T129">alle Spieleentwickler:</text:span><text:span text:style-name="T130"> </text:span><text:span text:style-name="T132">Profitiere</text:span><text:span text:style-name="T130"> </text:span><text:span text:style-name="T133">von dem Wissen anderer und stelle deine Projekte </text:span><text:span text:style-name="T134">im Gegenzug </text:span><text:span text:style-name="T133">der Community zur Verfügung. </text:span><text:span text:style-name="T135">So kann jeder immer wieder Neues lernen und entdecken. Übrigens, das Copyright an deinen Spielen bleibt natürlich immer bei dir!</text:span></text:p>
      <text:h text:style-name="P2" text:outline-level="1"><text:soft-page-break/>Tutorial 1: <text:span text:style-name="T137">Bilder zeichnen und bewegen</text:span></text:h>
      <text:h text:style-name="P3" text:outline-level="1">Tutorial <text:span text:style-name="T136">2</text:span>: <text:span text:style-name="T138">Maus, Tastatur und Touch</text:span></text:h>
      <text:h text:style-name="P3" text:outline-level="1">Tutorial <text:span text:style-name="T136">3</text:span>: <text:span text:style-name="T142">Sounds und Musik abspielen</text:span></text:h>
      <text:h text:style-name="P6" text:outline-level="1"><text:span text:style-name="T60">Tutorial </text:span><text:span text:style-name="T136">4</text:span><text:span text:style-name="T60">: </text:span><text:span text:style-name="T146">Fenster, Buttons und </text:span><text:span text:style-name="T147">Gadgets</text:span></text:h>
      <text:h text:style-name="P3" text:outline-level="1">Tutorial <text:span text:style-name="T136">5</text:span>: <text:span text:style-name="T149">Zeit, </text:span><text:span text:style-name="T150">Datum</text:span><text:span text:style-name="T149"> und Zufall</text:span></text:h>
      <text:h text:style-name="P3" text:outline-level="1">Tutorial <text:span text:style-name="T136">6</text:span>: <text:span text:style-name="T151">Dateien lesen und schreiben</text:span></text:h>
      <text:h text:style-name="P3" text:outline-level="1">Tutorial <text:span text:style-name="T136">7</text:span>: <text:span text:style-name="T140">Partikel erstellen</text:span></text:h>
      <text:h text:style-name="P4" text:outline-level="1">Tutorial <text:span text:style-name="T136">8</text:span>: <text:span text:style-name="T139">Eine virtuelle 3D-Welt erstellen</text:span></text:h>
      <text:h text:style-name="P4" text:outline-level="1">Tutorial <text:span text:style-name="T136">9</text:span>: <text:span text:style-name="T140">3D-Objekte animieren</text:span></text:h>
      <text:h text:style-name="P7" text:outline-level="1"><text:span text:style-name="T60">Tutorial 1</text:span><text:span text:style-name="T136">0</text:span><text:span text:style-name="T60">: </text:span><text:span text:style-name="T141">Kollision</text:span><text:span text:style-name="T154">en</text:span><text:span text:style-name="T141"> </text:span><text:span text:style-name="T148">von</text:span><text:span text:style-name="T141"> 3D-Objekten</text:span></text:h>
      <text:h text:style-name="P3" text:outline-level="1">Tutorial 1<text:span text:style-name="T136">1</text:span>: <text:span text:style-name="T152">Schattendarstellung </text:span><text:span text:style-name="T157">aktivieren</text:span></text:h>
      <text:h text:style-name="P3" text:outline-level="1">Tutorial 1<text:span text:style-name="T136">2</text:span>: <text:span text:style-name="T153">Physik-Engine </text:span><text:span text:style-name="T156">nutzen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20:30:46.538000000</meta:creation-date>
    <meta:generator>LibreOffice/6.4.0.3$Windows_X86_64 LibreOffice_project/b0a288ab3d2d4774cb44b62f04d5d28733ac6df8</meta:generator>
    <dc:date>2020-06-12T01:15:14.941000000</dc:date>
    <meta:editing-duration>PT4H42M51S</meta:editing-duration>
    <meta:editing-cycles>201</meta:editing-cycles>
    <meta:document-statistic meta:table-count="0" meta:image-count="0" meta:object-count="0" meta:page-count="3" meta:paragraph-count="32" meta:word-count="700" meta:character-count="5083" meta:non-whitespace-character-count="4409"/>
  </office:meta>
</office:document-meta>
</file>